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f85e" officeooo:paragraph-rsid="001ff85e"/>
    </style:style>
    <style:style style:name="P2" style:family="paragraph" style:parent-style-name="Standard">
      <style:text-properties officeooo:rsid="001ff85e" officeooo:paragraph-rsid="0020d61d"/>
    </style:style>
    <style:style style:name="P3" style:family="paragraph" style:parent-style-name="Standard">
      <style:text-properties officeooo:rsid="001ff85e" officeooo:paragraph-rsid="00225fc6"/>
    </style:style>
    <style:style style:name="P4" style:family="paragraph" style:parent-style-name="Standard">
      <style:text-properties officeooo:rsid="001ff85e" officeooo:paragraph-rsid="00232b6c"/>
    </style:style>
    <style:style style:name="P5" style:family="paragraph" style:parent-style-name="Standard">
      <style:text-properties officeooo:rsid="001ff85e" officeooo:paragraph-rsid="00251c69"/>
    </style:style>
    <style:style style:name="P6" style:family="paragraph" style:parent-style-name="Standard">
      <style:text-properties officeooo:rsid="00225fc6" officeooo:paragraph-rsid="00225fc6"/>
    </style:style>
    <style:style style:name="P7" style:family="paragraph" style:parent-style-name="Standard">
      <style:text-properties officeooo:rsid="00225fc6" officeooo:paragraph-rsid="00251c69"/>
    </style:style>
    <style:style style:name="P8" style:family="paragraph" style:parent-style-name="Standard">
      <style:text-properties officeooo:rsid="00232584" officeooo:paragraph-rsid="001ff85e"/>
    </style:style>
    <style:style style:name="P9" style:family="paragraph" style:parent-style-name="Standard">
      <style:text-properties officeooo:rsid="00232584" officeooo:paragraph-rsid="00232584"/>
    </style:style>
    <style:style style:name="P10" style:family="paragraph" style:parent-style-name="Standard">
      <style:text-properties officeooo:rsid="00232584" officeooo:paragraph-rsid="00251c69"/>
    </style:style>
    <style:style style:name="P11" style:family="paragraph" style:parent-style-name="Standard">
      <style:text-properties officeooo:rsid="00232b6c" officeooo:paragraph-rsid="00232b6c"/>
    </style:style>
    <style:style style:name="P12" style:family="paragraph" style:parent-style-name="Text_20_body">
      <style:paragraph-properties fo:text-align="center" style:justify-single-word="false"/>
      <style:text-properties officeooo:rsid="00251c69" officeooo:paragraph-rsid="00251c69"/>
    </style:style>
    <style:style style:name="T1" style:family="text">
      <style:text-properties officeooo:rsid="0020d61d"/>
    </style:style>
    <style:style style:name="T2" style:family="text">
      <style:text-properties officeooo:rsid="00225fc6"/>
    </style:style>
    <style:style style:name="T3" style:family="text">
      <style:text-properties officeooo:rsid="00232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&lt;Trabalho para próxima aula &gt;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Transpiração</text:p>
            <text:p text:style-name="P5"/>
            <text:p text:style-name="P5">1) Quais são as formas de perda de agua peças plantas</text:p>
            <text:p text:style-name="P5"/>
            <text:p text:style-name="P5">Gutação : <text:span text:style-name="T1">Perda de agua na forma liquida, necessita de condições especiais</text:span></text:p>
            <text:p text:style-name="P5"/>
            <text:p text:style-name="P5">Transpiração : <text:span text:style-name="T1">Perda de agua na forma de vapor</text:span></text:p>
            <text:p text:style-name="P5"/>
            <text:p text:style-name="P5"><text:span text:style-name="T2">2</text:span>) Explique o que é <text:span text:style-name="T2">G</text:span>utação</text:p>
            <text:p text:style-name="P5"><text:s/><text:span text:style-name="T3">É a perda de agua <text:s/>no estado liquido , mediante condições especiais que ocorre através dos hidatódios</text:span></text:p>
            <text:p text:style-name="P5"/>
            <text:p text:style-name="P5"/>
            <text:p text:style-name="P7">3) Explique o que é Transpiração</text:p>
            <text:p text:style-name="P5"/>
            <text:p text:style-name="P5"/>
            <text:p text:style-name="P10">4) Quais são as condições para que ocorra a gutação.</text:p>
            <text:p text:style-name="P10"/>
            <text:p text:style-name="P10">5) Porque a transpiração considerado um mal necessario ?</text:p>
            <text:p text:style-name="P10"/>
            <text:p text:style-name="P10">6) Para que serve a transpiração ?</text:p>
          </table:table-cell>
        </table:table-row>
      </table:table>
      <text:p text:style-name="P8"/>
      <text:p text:style-name="P9"/>
      <text:p text:style-name="P11">Xilema <text:s/>&gt; H²o e sais minerais &gt; seiva bruta ( fluxo é ascendente)</text:p>
      <text:p text:style-name="P11"/>
      <text:p text:style-name="P11">Floema &gt; H²o + sais minerais + hormonios + açucares &gt; seiva elaborada ( Fluxo &gt; Ascendente, descendente e para os lados 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52:56.526738881</meta:creation-date>
    <dc:date>2019-10-03T16:05:58.281765221</dc:date>
    <meta:editing-duration>PT1H11M5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3" meta:word-count="133" meta:character-count="703" meta:non-whitespace-character-count="584"/>
  </office:meta>
</office:document-meta>
</file>